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 Condensed" svg:font-family="Bahnschrift Condensed" style:font-family-generic="swiss" style:font-pitch="variable" svg:panose-1="2 11 5 2 4 2 4 2 2 3"/>
    <style:font-face style:name="Bahnschrift" svg:font-family="Bahnschrift" style:font-family-generic="swiss" style:font-pitch="variable" svg:panose-1="2 11 5 2 4 2 4 2 2 3"/>
    <style:font-face style:name="Cooper Black" svg:font-family="Cooper Black" style:font-family-generic="roman" style:font-pitch="variable" svg:panose-1="2 8 9 4 4 3 11 2 4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3" style:parent-style-name="Policepardéfaut" style:family="text">
      <style:text-properties fo:color="#FF0000"/>
    </style:style>
    <style:style style:name="T4" style:parent-style-name="Policepardéfaut" style:family="text">
      <style:text-properties fo:color="#000000"/>
    </style:style>
    <style:style style:name="P5" style:parent-style-name="Titre1" style:family="paragraph">
      <style:text-properties fo:color="#FF0000"/>
    </style:style>
    <style:style style:name="P6" style:parent-style-name="Titre1" style:family="paragraph">
      <style:text-properties fo:color="#FF0000"/>
    </style:style>
    <style:style style:name="P7" style:parent-style-name="Normal" style:family="paragraph">
      <style:text-properties style:font-name="Bahnschrift Condensed"/>
    </style:style>
    <style:style style:name="P8" style:parent-style-name="Normal" style:family="paragraph">
      <style:text-properties style:font-name="Bahnschrift"/>
    </style:style>
    <style:style style:name="P9" style:parent-style-name="Normal" style:family="paragraph">
      <style:text-properties style:font-name="Bahnschrift"/>
    </style:style>
    <style:style style:name="P10" style:parent-style-name="Normal" style:family="paragraph">
      <style:text-properties style:font-name="Bahnschrift"/>
    </style:style>
    <style:style style:name="P11" style:parent-style-name="Normal" style:family="paragraph">
      <style:text-properties style:font-name="Bahnschrift"/>
    </style:style>
    <style:style style:name="P12" style:parent-style-name="Sansinterligne" style:family="paragraph">
      <style:text-properties style:font-name="Bahnschrift"/>
    </style:style>
    <style:style style:name="P13" style:parent-style-name="Normal" style:family="paragraph">
      <style:text-properties style:font-name="Bahnschrift"/>
    </style:style>
    <style:style style:name="P14" style:parent-style-name="Normal" style:family="paragraph">
      <style:text-properties style:font-name="Bahnschrift"/>
    </style:style>
    <style:style style:name="P15" style:parent-style-name="Normal" style:family="paragraph">
      <style:text-properties style:font-name="Bahnschrift"/>
    </style:style>
    <style:style style:name="P16" style:parent-style-name="Normal" style:family="paragraph">
      <style:text-properties style:font-name="Bahnschrift"/>
    </style:style>
    <style:style style:name="P17" style:parent-style-name="Normal" style:family="paragraph">
      <style:text-properties style:font-name="Bahnschrift"/>
    </style:style>
    <style:style style:name="P18" style:parent-style-name="Normal" style:family="paragraph">
      <style:text-properties style:font-name="Bahnschrift"/>
    </style:style>
    <style:style style:name="P19" style:parent-style-name="Normal" style:family="paragraph">
      <style:text-properties style:font-name="Bahnschrift"/>
    </style:style>
    <style:style style:name="P20" style:parent-style-name="Normal" style:family="paragraph">
      <style:text-properties style:font-name="Bahnschrift"/>
    </style:style>
    <style:style style:name="P21" style:parent-style-name="Normal" style:family="paragraph">
      <style:text-properties style:font-name="Bahnschrift"/>
    </style:style>
    <style:style style:name="P22" style:parent-style-name="Normal" style:family="paragraph">
      <style:text-properties style:font-name="Bahnschrift"/>
    </style:style>
    <style:style style:name="P23" style:parent-style-name="Normal" style:family="paragraph">
      <style:text-properties style:font-name="Bahnschrift"/>
    </style:style>
    <style:style style:name="P24" style:parent-style-name="Normal" style:family="paragraph">
      <style:text-properties style:font-name="Bahnschrift"/>
    </style:style>
    <style:style style:name="P25" style:parent-style-name="Normal" style:family="paragraph">
      <style:text-properties style:font-name="Bahnschrift"/>
    </style:style>
    <style:style style:name="P26" style:parent-style-name="Normal" style:family="paragraph">
      <style:text-properties style:font-name="Bahnschrift"/>
    </style:style>
    <style:style style:name="P27" style:parent-style-name="Normal" style:family="paragraph">
      <style:text-properties style:font-name="Bahnschrift"/>
    </style:style>
    <style:style style:name="P28" style:parent-style-name="Normal" style:family="paragraph">
      <style:text-properties style:font-name="Bahnschrift"/>
    </style:style>
    <style:style style:name="P29" style:parent-style-name="Normal" style:family="paragraph">
      <style:text-properties style:font-name="Bahnschrift"/>
    </style:style>
    <style:style style:name="P30" style:parent-style-name="Normal" style:family="paragraph">
      <style:text-properties style:font-name="Cooper Black"/>
    </style:style>
    <style:style style:name="P31" style:parent-style-name="Normal" style:family="paragraph">
      <style:text-properties style:font-name="Cooper Black"/>
    </style:style>
  </office:automatic-styles>
  <office:body>
    <office:text text:use-soft-page-breaks="true">
      <text:h text:style-name="P1" text:outline-level="1"><text:span text:style-name="T3"><text:s text:c="16"/></text:span><text:span text:style-name="T4">Name : OGOUTH-ETOUGHE Alex christopher</text:span></text:h>
      <text:h text:style-name="P5" text:outline-level="1"><text:s text:c="20"/><text:s text:c="8"/></text:h>
      <text:h text:style-name="P6" text:outline-level="1"><text:s text:c="33"/>Omsk<text:s/>hemorrhagic fever<text:s/></text:h>
      <text:p text:style-name="Normal"/>
      <text:p text:style-name="P7"/>
      <text:p text:style-name="P8">Mr alexis is a forties returning from the countryside goes to the hospital for healths reasons,and meet <text:s/>doctor<text:s/>ETOUGHE<text:s/>with whom he made an appointment.</text:p>
      <text:p text:style-name="P9">Dr<text:s/>ETOUGHE<text:s/>– good morning mr alexis.<text:s/></text:p>
      <text:p text:style-name="P10">Alexis<text:s/>- good morning doctor.<text:s/></text:p>
      <text:p text:style-name="P11">Dr<text:s/>ETOUGHE<text:s/>-<text:s/>how are you, please tell me about your problem from the time it’s started until now.</text:p>
      <text:p text:style-name="P12">Alexis<text:s/>-<text:s/>i’m feeling so bad,for over a week i have fever, headache,muscle aches cough,and these last two days a papulo vesicular rash and nasal bleeding.</text:p>
      <text:p text:style-name="P13">Dr<text:s/>ETOUGHE<text:s/>– have you been in contact with animals or<text:s/>been in an unsanitary place ?</text:p>
      <text:p text:style-name="P14">Alexis – yes doctor, it happened to me to clean the excrements of animals and to be in contact with them.</text:p>
      <text:p text:style-name="P15">Dr<text:s/>ETOUGHE<text:s/>– have you received insect bites ?</text:p>
      <text:p text:style-name="P16">Alexis<text:s/>–<text:s/>yes doctor it’s common that i get bitten by insects.<text:s/></text:p>
      <text:p text:style-name="P17">Dr<text:s/>ETOUGHE<text:s/>– <text:s/>the symptoms that you describe to me are assimilated to a hemorrhagic fever, i would like to do blood tests to find the pathogen.<text:s text:c="2"/></text:p>
      <text:p text:style-name="P18">Alexis – okay doctor.<text:s/></text:p>
      <text:p text:style-name="P19">2HOURS LATER…..</text:p>
      <text:p text:style-name="P20">Dr<text:s/>ETOUGHE<text:s/>– the analyzes reveal the presence of a virus responsible for a good number of hemorrhagic fevers.</text:p>
      <text:p text:style-name="P21">Alexis –<text:s/>please doctor what i am suffering from ?</text:p>
      <text:p text:style-name="P22">Dr<text:s/>ETOUGHE<text:s/>– you have omsk hemorrhagic fever, which is why you have headaches , muscle pain , nasal bleeding.<text:s/></text:p>
      <text:p text:style-name="P23">Alexis – is there a cure for this disease ?</text:p>
      <text:p text:style-name="P24">Dr<text:s/>ETOUGHE<text:s/>– no , there is no specific treatment for this disease but there are means of prevention wich are : avoid tick infested areas,wear long clothes,avoid tall grass and bushes , use insect repellent on the skin or permethrin on clothing.</text:p>
      <text:p text:style-name="P25">Alexis – okay doctor.</text:p>
      <text:soft-page-break/>
      <text:p text:style-name="P26">Dr<text:s/>ETOUGHE<text:s/>– for you meningitis and<text:s/>rash I’ll respectfully give you antibiotics and ointments. Rest while you’re in treatment .</text:p>
      <text:p text:style-name="P27">Alexis – thank you doctor.</text:p>
      <text:p text:style-name="P28">Dr ETOUGHE – GOOD RECOVERY ,Mr Alexis :)<text:s/></text:p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ahnschrift Condensed" svg:font-family="Bahnschrift Condensed" style:font-family-generic="swiss" style:font-pitch="variable" svg:panose-1="2 11 5 2 4 2 4 2 2 3"/>
    <style:font-face style:name="Bahnschrift" svg:font-family="Bahnschrift" style:font-family-generic="swiss" style:font-pitch="variable" svg:panose-1="2 11 5 2 4 2 4 2 2 3"/>
    <style:font-face style:name="Cooper Black" svg:font-family="Cooper Black" style:font-family-generic="roman" style:font-pitch="variable" svg:panose-1="2 8 9 4 4 3 11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fo:color="#FF0000" fo:font-size="22pt" style:font-size-asian="22pt" style:font-size-complex="22pt"/>
    </style:style>
  </office:automatic-styles>
  <office:master-styles>
    <style:master-page style:name="MP0" style:page-layout-name="PL0">
      <style:header>
        <text:p text:style-name="P2"/>
        <text:p text:style-name="En-tête"/>
        <text:p text:style-name="En-tête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ideal</meta:initial-creator>
    <dc:creator>alex ideal</dc:creator>
    <meta:creation-date>2021-05-16T13:37:00Z</meta:creation-date>
    <dc:date>2021-05-16T17:00:00Z</dc:date>
    <meta:template xlink:href="Normal" xlink:type="simple"/>
    <meta:editing-cycles>19</meta:editing-cycles>
    <meta:editing-duration>PT12240S</meta:editing-duration>
    <meta:document-statistic meta:page-count="2" meta:paragraph-count="3" meta:word-count="289" meta:character-count="1881" meta:row-count="13" meta:non-whitespace-character-count="1595"/>
  </office:meta>
</office:document-meta>
</file>